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18.779cm" svg:x="0.165cm" svg:y="15.99cm">
            <draw:object draw:notify-on-update-of-ranges="Sheet1.A3:Sheet1.A9 Sheet1.B3:Sheet1.B9 Sheet1.C3:Sheet1.C9 Sheet1.D3:Sheet1.D9 Sheet1.E3:Sheet1.E9 Sheet1.F3:Sheet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4cm" svg:height="18.46cm" svg:x="16.466cm" svg:y="16.123cm">
            <draw:object draw:notify-on-update-of-ranges="Sheet1.A14:Sheet1.A20 Sheet1.B14:Sheet1.B20 Sheet1.C14:Sheet1.C20 Sheet1.D14:Sheet1.D20 Sheet1.E14:Sheet1.E20 Sheet1.F14:Sheet1.F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mp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float" office:value="2327" calcext:value-type="float">
            <text:p>2327</text:p>
          </table:table-cell>
          <table:table-cell office:value-type="float" office:value="65455" calcext:value-type="float">
            <text:p>65455</text:p>
          </table:table-cell>
          <table:table-cell office:value-type="float" office:value="320825" calcext:value-type="float">
            <text:p>320825</text:p>
          </table:table-cell>
          <table:table-cell office:value-type="float" office:value="6583221" calcext:value-type="float">
            <text:p>6583221</text:p>
          </table:table-cell>
          <table:table-cell office:value-type="float" office:value="31546786" calcext:value-type="float">
            <text:p>31546786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522" calcext:value-type="float">
            <text:p>522</text:p>
          </table:table-cell>
          <table:table-cell office:value-type="float" office:value="4308" calcext:value-type="float">
            <text:p>4308</text:p>
          </table:table-cell>
          <table:table-cell office:value-type="float" office:value="12869" calcext:value-type="float">
            <text:p>12869</text:p>
          </table:table-cell>
          <table:table-cell office:value-type="float" office:value="67347" calcext:value-type="float">
            <text:p>67347</text:p>
          </table:table-cell>
          <table:table-cell office:value-type="float" office:value="186359" calcext:value-type="float">
            <text:p>186359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4851" calcext:value-type="float">
            <text:p>4851</text:p>
          </table:table-cell>
          <table:table-cell office:value-type="float" office:value="129102" calcext:value-type="float">
            <text:p>129102</text:p>
          </table:table-cell>
          <table:table-cell office:value-type="float" office:value="627603" calcext:value-type="float">
            <text:p>627603</text:p>
          </table:table-cell>
          <table:table-cell office:value-type="float" office:value="13120104" calcext:value-type="float">
            <text:p>13120104</text:p>
          </table:table-cell>
          <table:table-cell office:value-type="float" office:value="63105105" calcext:value-type="float">
            <text:p>63105105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4851" calcext:value-type="float">
            <text:p>4851</text:p>
          </table:table-cell>
          <table:table-cell office:value-type="float" office:value="129102" calcext:value-type="float">
            <text:p>129102</text:p>
          </table:table-cell>
          <table:table-cell office:value-type="float" office:value="627603" calcext:value-type="float">
            <text:p>627603</text:p>
          </table:table-cell>
          <table:table-cell office:value-type="float" office:value="13120104" calcext:value-type="float">
            <text:p>13120104</text:p>
          </table:table-cell>
          <table:table-cell office:value-type="float" office:value="63105105" calcext:value-type="float">
            <text:p>63105105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1129" calcext:value-type="float">
            <text:p>1129</text:p>
          </table:table-cell>
          <table:table-cell office:value-type="float" office:value="8964" calcext:value-type="float">
            <text:p>8964</text:p>
          </table:table-cell>
          <table:table-cell office:value-type="float" office:value="26629" calcext:value-type="float">
            <text:p>26629</text:p>
          </table:table-cell>
          <table:table-cell office:value-type="float" office:value="138324" calcext:value-type="float">
            <text:p>138324</text:p>
          </table:table-cell>
          <table:table-cell office:value-type="float" office:value="381389" calcext:value-type="float">
            <text:p>381389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559" calcext:value-type="float">
            <text:p>559</text:p>
          </table:table-cell>
          <table:table-cell office:value-type="float" office:value="4419" calcext:value-type="float">
            <text:p>4419</text:p>
          </table:table-cell>
          <table:table-cell office:value-type="float" office:value="13144" calcext:value-type="float">
            <text:p>13144</text:p>
          </table:table-cell>
          <table:table-cell office:value-type="float" office:value="69971" calcext:value-type="float">
            <text:p>69971</text:p>
          </table:table-cell>
          <table:table-cell office:value-type="float" office:value="193712" calcext:value-type="float">
            <text:p>193712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634" calcext:value-type="float">
            <text:p>634</text:p>
          </table:table-cell>
          <table:table-cell office:value-type="float" office:value="3624" calcext:value-type="float">
            <text:p>3624</text:p>
          </table:table-cell>
          <table:table-cell office:value-type="float" office:value="10468" calcext:value-type="float">
            <text:p>10468</text:p>
          </table:table-cell>
          <table:table-cell office:value-type="float" office:value="55854" calcext:value-type="float">
            <text:p>55854</text:p>
          </table:table-cell>
          <table:table-cell office:value-type="float" office:value="147753" calcext:value-type="float">
            <text:p>14775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ov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float" office:value="2523" calcext:value-type="float">
            <text:p>2523</text:p>
          </table:table-cell>
          <table:table-cell office:value-type="float" office:value="66647" calcext:value-type="float">
            <text:p>66647</text:p>
          </table:table-cell>
          <table:table-cell office:value-type="float" office:value="324013" calcext:value-type="float">
            <text:p>324013</text:p>
          </table:table-cell>
          <table:table-cell office:value-type="float" office:value="6596405" calcext:value-type="float">
            <text:p>6596405</text:p>
          </table:table-cell>
          <table:table-cell office:value-type="float" office:value="31579966" calcext:value-type="float">
            <text:p>31579966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2425" calcext:value-type="float">
            <text:p>2425</text:p>
          </table:table-cell>
          <table:table-cell office:value-type="float" office:value="66051" calcext:value-type="float">
            <text:p>66051</text:p>
          </table:table-cell>
          <table:table-cell office:value-type="float" office:value="322419" calcext:value-type="float">
            <text:p>322419</text:p>
          </table:table-cell>
          <table:table-cell office:value-type="float" office:value="6589813" calcext:value-type="float">
            <text:p>6589813</text:p>
          </table:table-cell>
          <table:table-cell office:value-type="float" office:value="31563376" calcext:value-type="float">
            <text:p>31563376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297" calcext:value-type="float">
            <text:p>297</text:p>
          </table:table-cell>
          <table:table-cell office:value-type="float" office:value="1794" calcext:value-type="float">
            <text:p>1794</text:p>
          </table:table-cell>
          <table:table-cell office:value-type="float" office:value="4791" calcext:value-type="float">
            <text:p>4791</text:p>
          </table:table-cell>
          <table:table-cell office:value-type="float" office:value="19788" calcext:value-type="float">
            <text:p>19788</text:p>
          </table:table-cell>
          <table:table-cell office:value-type="float" office:value="49785" calcext:value-type="float">
            <text:p>49785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6735" calcext:value-type="float">
            <text:p>6735</text:p>
          </table:table-cell>
          <table:table-cell office:value-type="float" office:value="196104" calcext:value-type="float">
            <text:p>196104</text:p>
          </table:table-cell>
          <table:table-cell office:value-type="float" office:value="961305" calcext:value-type="float">
            <text:p>961305</text:p>
          </table:table-cell>
          <table:table-cell office:value-type="float" office:value="19739481" calcext:value-type="float">
            <text:p>19739481</text:p>
          </table:table-cell>
          <table:table-cell office:value-type="float" office:value="94627902" calcext:value-type="float">
            <text:p>94627902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1085" calcext:value-type="float">
            <text:p>1085</text:p>
          </table:table-cell>
          <table:table-cell office:value-type="float" office:value="7623" calcext:value-type="float">
            <text:p>7623</text:p>
          </table:table-cell>
          <table:table-cell office:value-type="float" office:value="21701" calcext:value-type="float">
            <text:p>21701</text:p>
          </table:table-cell>
          <table:table-cell office:value-type="float" office:value="103794" calcext:value-type="float">
            <text:p>103794</text:p>
          </table:table-cell>
          <table:table-cell office:value-type="float" office:value="277822" calcext:value-type="float">
            <text:p>27782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796" calcext:value-type="float">
            <text:p>796</text:p>
          </table:table-cell>
          <table:table-cell office:value-type="float" office:value="5793" calcext:value-type="float">
            <text:p>5793</text:p>
          </table:table-cell>
          <table:table-cell office:value-type="float" office:value="15791" calcext:value-type="float">
            <text:p>15791</text:p>
          </table:table-cell>
          <table:table-cell office:value-type="float" office:value="85784" calcext:value-type="float">
            <text:p>85784</text:p>
          </table:table-cell>
          <table:table-cell office:value-type="float" office:value="225778" calcext:value-type="float">
            <text:p>22577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621" calcext:value-type="float">
            <text:p>621</text:p>
          </table:table-cell>
          <table:table-cell office:value-type="float" office:value="4712" calcext:value-type="float">
            <text:p>4712</text:p>
          </table:table-cell>
          <table:table-cell office:value-type="float" office:value="13684" calcext:value-type="float">
            <text:p>13684</text:p>
          </table:table-cell>
          <table:table-cell office:value-type="float" office:value="69089" calcext:value-type="float">
            <text:p>69089</text:p>
          </table:table-cell>
          <table:table-cell office:value-type="float" office:value="188062" calcext:value-type="float">
            <text:p>1880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08:37:09.727633984</meta:creation-date>
    <dc:date>2023-12-06T09:18:22.610374006</dc:date>
    <meta:editing-duration>PT10M39S</meta:editing-duration>
    <meta:editing-cycles>5</meta:editing-cycles>
    <meta:generator>LibreOffice/7.3.7.2$Linux_X86_64 LibreOffice_project/30$Build-2</meta:generator>
    <meta:document-statistic meta:table-count="1" meta:cell-count="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18.78cm" xlink:href=".." xlink:type="simple" chart:class="chart:bar" chart:style-name="ch1">
        <chart:title svg:x="6.606cm" svg:y="0.511cm" chart:style-name="ch2">
          <text:p>Comparisons</text:p>
        </chart:title>
        <chart:legend chart:legend-position="end" svg:x="14.132cm" svg:y="8.095cm" style:legend-expansion="high" chart:style-name="ch3"/>
        <chart:plot-area chart:style-name="ch4" table:cell-range-address="Sheet1.A3:Sheet1.F9" chart:data-source-has-labels="both" svg:x="1.33cm" svg:y="1.665cm" svg:width="12.483cm" svg:height="15.759cm">
          <chart:coordinate-region svg:x="3.063cm" svg:y="1.865cm" svg:width="10.75cm" svg:height="14.912cm"/>
          <chart:axis chart:dimension="x" chart:name="primary-x" chart:style-name="ch5" chartooo:axis-type="auto">
            <chartooo:date-scale/>
            <chart:title svg:x="6.244cm" svg:y="17.799cm" chart:style-name="ch6">
              <text:p>Number of Codes</text:p>
            </chart:title>
            <chart:categories table:cell-range-address="Sheet1.A3:Sheet1.A9"/>
          </chart:axis>
          <chart:axis chart:dimension="y" chart:name="primary-y" chart:style-name="ch7">
            <chart:title svg:x="0.451cm" svg:y="11.361cm" chart:style-name="ch8">
              <text:p>Number of Comparisons</text:p>
            </chart:title>
            <chart:grid chart:style-name="ch9" chart:class="major"/>
          </chart:axis>
          <chart:series chart:style-name="ch10" chart:values-cell-range-address="Sheet1.B3:Sheet1.B9" loext:label-string="_100" chart:class="chart:bar">
            <chart:data-point chart:repeated="7"/>
          </chart:series>
          <chart:series chart:style-name="ch11" chart:values-cell-range-address="Sheet1.C3:Sheet1.C9" loext:label-string="_500" chart:class="chart:bar">
            <chart:data-point chart:repeated="7"/>
          </chart:series>
          <chart:series chart:style-name="ch12" chart:values-cell-range-address="Sheet1.D3:Sheet1.D9" loext:label-string="_1000" chart:class="chart:bar">
            <chart:data-point chart:repeated="7"/>
          </chart:series>
          <chart:series chart:style-name="ch13" chart:values-cell-range-address="Sheet1.E3:Sheet1.E9" loext:label-string="_5000" chart:class="chart:bar">
            <chart:data-point chart:repeated="7"/>
            <loext:propertry-mapping loext:property="BorderColor" loext:cell-range-address=""/>
          </chart:series>
          <chart:series chart:style-name="ch14" chart:values-cell-range-address="Sheet1.F3:Sheet1.F9" loext:label-string="_1000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_100</text:p>
              </table:table-cell>
              <table:table-cell office:value-type="string">
                <text:p>_500</text:p>
              </table:table-cell>
              <table:table-cell office:value-type="string">
                <text:p>_1000</text:p>
              </table:table-cell>
              <table:table-cell office:value-type="string">
                <text:p>_5000</text:p>
              </table:table-cell>
              <table:table-cell office:value-type="string">
                <text:p/>
              </table:table-cell>
              <table:table-cell office:value-type="string">
                <text:p>_10000</text:p>
              </table:table-cell>
            </table:table-row>
          </table:table-header-rows>
          <table:table-rows>
            <table:table-row>
              <table:table-cell office:value-type="string">
                <text:p>direct</text:p>
                <draw:g>
                  <svg:desc>Sheet1.A3:Sheet1.A9</svg:desc>
                </draw:g>
              </table:table-cell>
              <table:table-cell office:value-type="float" office:value="2327">
                <text:p>2327</text:p>
                <draw:g>
                  <svg:desc>Sheet1.B3:Sheet1.B9</svg:desc>
                </draw:g>
              </table:table-cell>
              <table:table-cell office:value-type="float" office:value="65455">
                <text:p>65455</text:p>
                <draw:g>
                  <svg:desc>Sheet1.C3:Sheet1.C9</svg:desc>
                </draw:g>
              </table:table-cell>
              <table:table-cell office:value-type="float" office:value="320825">
                <text:p>320825</text:p>
                <draw:g>
                  <svg:desc>Sheet1.D3:Sheet1.D9</svg:desc>
                </draw:g>
              </table:table-cell>
              <table:table-cell office:value-type="float" office:value="6583221">
                <text:p>6583221</text:p>
                <draw:g>
                  <svg:desc>Sheet1.E3:Sheet1.E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1546786">
                <text:p>31546786</text:p>
                <draw:g>
                  <svg:desc>Sheet1.F3:Sheet1.F9</svg:desc>
                </draw:g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522">
                <text:p>522</text:p>
              </table:table-cell>
              <table:table-cell office:value-type="float" office:value="4308">
                <text:p>4308</text:p>
              </table:table-cell>
              <table:table-cell office:value-type="float" office:value="12869">
                <text:p>12869</text:p>
              </table:table-cell>
              <table:table-cell office:value-type="float" office:value="67347">
                <text:p>67347</text:p>
              </table:table-cell>
              <table:table-cell office:value-type="float" office:value="NaN">
                <text:p>NaN</text:p>
              </table:table-cell>
              <table:table-cell office:value-type="float" office:value="186359">
                <text:p>186359</text:p>
              </table:table-cell>
            </table:table-row>
            <table:table-row>
              <table:table-cell office:value-type="string">
                <text:p>selection</text:p>
              </table:table-cell>
              <table:table-cell office:value-type="float" office:value="4851">
                <text:p>4851</text:p>
              </table:table-cell>
              <table:table-cell office:value-type="float" office:value="129102">
                <text:p>129102</text:p>
              </table:table-cell>
              <table:table-cell office:value-type="float" office:value="627603">
                <text:p>627603</text:p>
              </table:table-cell>
              <table:table-cell office:value-type="float" office:value="13120104">
                <text:p>13120104</text:p>
              </table:table-cell>
              <table:table-cell office:value-type="float" office:value="NaN">
                <text:p>NaN</text:p>
              </table:table-cell>
              <table:table-cell office:value-type="float" office:value="63105105">
                <text:p>63105105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851">
                <text:p>4851</text:p>
              </table:table-cell>
              <table:table-cell office:value-type="float" office:value="129102">
                <text:p>129102</text:p>
              </table:table-cell>
              <table:table-cell office:value-type="float" office:value="627603">
                <text:p>627603</text:p>
              </table:table-cell>
              <table:table-cell office:value-type="float" office:value="13120104">
                <text:p>13120104</text:p>
              </table:table-cell>
              <table:table-cell office:value-type="float" office:value="NaN">
                <text:p>NaN</text:p>
              </table:table-cell>
              <table:table-cell office:value-type="float" office:value="63105105">
                <text:p>63105105</text:p>
              </table:table-cell>
            </table:table-row>
            <table:table-row>
              <table:table-cell office:value-type="string">
                <text:p>heap</text:p>
              </table:table-cell>
              <table:table-cell office:value-type="float" office:value="1129">
                <text:p>1129</text:p>
              </table:table-cell>
              <table:table-cell office:value-type="float" office:value="8964">
                <text:p>8964</text:p>
              </table:table-cell>
              <table:table-cell office:value-type="float" office:value="26629">
                <text:p>26629</text:p>
              </table:table-cell>
              <table:table-cell office:value-type="float" office:value="138324">
                <text:p>138324</text:p>
              </table:table-cell>
              <table:table-cell office:value-type="float" office:value="NaN">
                <text:p>NaN</text:p>
              </table:table-cell>
              <table:table-cell office:value-type="float" office:value="381389">
                <text:p>381389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559">
                <text:p>559</text:p>
              </table:table-cell>
              <table:table-cell office:value-type="float" office:value="4419">
                <text:p>4419</text:p>
              </table:table-cell>
              <table:table-cell office:value-type="float" office:value="13144">
                <text:p>13144</text:p>
              </table:table-cell>
              <table:table-cell office:value-type="float" office:value="69971">
                <text:p>69971</text:p>
              </table:table-cell>
              <table:table-cell office:value-type="float" office:value="NaN">
                <text:p>NaN</text:p>
              </table:table-cell>
              <table:table-cell office:value-type="float" office:value="193712">
                <text:p>193712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634">
                <text:p>634</text:p>
              </table:table-cell>
              <table:table-cell office:value-type="float" office:value="3624">
                <text:p>3624</text:p>
              </table:table-cell>
              <table:table-cell office:value-type="float" office:value="10468">
                <text:p>10468</text:p>
              </table:table-cell>
              <table:table-cell office:value-type="float" office:value="55854">
                <text:p>55854</text:p>
              </table:table-cell>
              <table:table-cell office:value-type="float" office:value="NaN">
                <text:p>NaN</text:p>
              </table:table-cell>
              <table:table-cell office:value-type="float" office:value="147753">
                <text:p>1477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25cm" svg:height="18.461cm" xlink:href=".." xlink:type="simple" chart:class="chart:bar" chart:style-name="ch1">
        <chart:title svg:x="6.778cm" svg:y="0.505cm" chart:style-name="ch2">
          <text:p>Movements</text:p>
        </chart:title>
        <chart:legend chart:legend-position="end" svg:x="14.159cm" svg:y="7.935cm" style:legend-expansion="high" chart:style-name="ch3"/>
        <chart:plot-area chart:style-name="ch4" table:cell-range-address="Sheet1.A14:Sheet1.F20" chart:data-source-has-labels="both" svg:x="1.331cm" svg:y="1.653cm" svg:width="12.508cm" svg:height="15.458cm">
          <chart:coordinate-region svg:x="3.249cm" svg:y="1.853cm" svg:width="10.59cm" svg:height="14.611cm"/>
          <chart:axis chart:dimension="x" chart:name="primary-x" chart:style-name="ch5" chartooo:axis-type="auto">
            <chartooo:date-scale/>
            <chart:title svg:x="6.258cm" svg:y="17.48cm" chart:style-name="ch6">
              <text:p>Number of Codes</text:p>
            </chart:title>
            <chart:categories table:cell-range-address="Sheet1.A14:Sheet1.A20"/>
          </chart:axis>
          <chart:axis chart:dimension="y" chart:name="primary-y" chart:style-name="ch7">
            <chart:title svg:x="0.451cm" svg:y="11.066cm" chart:style-name="ch8">
              <text:p>Number of Movements</text:p>
            </chart:title>
            <chart:grid chart:style-name="ch9" chart:class="major"/>
          </chart:axis>
          <chart:series chart:style-name="ch10" chart:values-cell-range-address="Sheet1.B14:Sheet1.B20" loext:label-string="_100" chart:class="chart:bar">
            <chart:data-point chart:repeated="7"/>
          </chart:series>
          <chart:series chart:style-name="ch11" chart:values-cell-range-address="Sheet1.C14:Sheet1.C20" loext:label-string="_500" chart:class="chart:bar">
            <chart:data-point chart:repeated="7"/>
          </chart:series>
          <chart:series chart:style-name="ch12" chart:values-cell-range-address="Sheet1.D14:Sheet1.D20" loext:label-string="_1000" chart:class="chart:bar">
            <chart:data-point chart:repeated="7"/>
          </chart:series>
          <chart:series chart:style-name="ch13" chart:values-cell-range-address="Sheet1.E14:Sheet1.E20" loext:label-string="_5000" chart:class="chart:bar">
            <chart:data-point chart:repeated="7"/>
          </chart:series>
          <chart:series chart:style-name="ch14" chart:values-cell-range-address="Sheet1.F14:Sheet1.F20" loext:label-string="_1000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_100</text:p>
              </table:table-cell>
              <table:table-cell office:value-type="string">
                <text:p>_500</text:p>
              </table:table-cell>
              <table:table-cell office:value-type="string">
                <text:p>_1000</text:p>
              </table:table-cell>
              <table:table-cell office:value-type="string">
                <text:p>_5000</text:p>
              </table:table-cell>
              <table:table-cell office:value-type="string">
                <text:p>_10000</text:p>
              </table:table-cell>
            </table:table-row>
          </table:table-header-rows>
          <table:table-rows>
            <table:table-row>
              <table:table-cell office:value-type="string">
                <text:p>direct</text:p>
                <draw:g>
                  <svg:desc>Sheet1.A14:Sheet1.A20</svg:desc>
                </draw:g>
              </table:table-cell>
              <table:table-cell office:value-type="float" office:value="2523">
                <text:p>2523</text:p>
                <draw:g>
                  <svg:desc>Sheet1.B14:Sheet1.B20</svg:desc>
                </draw:g>
              </table:table-cell>
              <table:table-cell office:value-type="float" office:value="66647">
                <text:p>66647</text:p>
                <draw:g>
                  <svg:desc>Sheet1.C14:Sheet1.C20</svg:desc>
                </draw:g>
              </table:table-cell>
              <table:table-cell office:value-type="float" office:value="324013">
                <text:p>324013</text:p>
                <draw:g>
                  <svg:desc>Sheet1.D14:Sheet1.D20</svg:desc>
                </draw:g>
              </table:table-cell>
              <table:table-cell office:value-type="float" office:value="6596405">
                <text:p>6596405</text:p>
                <draw:g>
                  <svg:desc>Sheet1.E14:Sheet1.E20</svg:desc>
                </draw:g>
              </table:table-cell>
              <table:table-cell office:value-type="float" office:value="31579966">
                <text:p>31579966</text:p>
                <draw:g>
                  <svg:desc>Sheet1.F14:Sheet1.F20</svg:desc>
                </draw:g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2425">
                <text:p>2425</text:p>
              </table:table-cell>
              <table:table-cell office:value-type="float" office:value="66051">
                <text:p>66051</text:p>
              </table:table-cell>
              <table:table-cell office:value-type="float" office:value="322419">
                <text:p>322419</text:p>
              </table:table-cell>
              <table:table-cell office:value-type="float" office:value="6589813">
                <text:p>6589813</text:p>
              </table:table-cell>
              <table:table-cell office:value-type="float" office:value="31563376">
                <text:p>31563376</text:p>
              </table:table-cell>
            </table:table-row>
            <table:table-row>
              <table:table-cell office:value-type="string">
                <text:p>selection</text:p>
              </table:table-cell>
              <table:table-cell office:value-type="float" office:value="297">
                <text:p>297</text:p>
              </table:table-cell>
              <table:table-cell office:value-type="float" office:value="1794">
                <text:p>1794</text:p>
              </table:table-cell>
              <table:table-cell office:value-type="float" office:value="4791">
                <text:p>4791</text:p>
              </table:table-cell>
              <table:table-cell office:value-type="float" office:value="19788">
                <text:p>19788</text:p>
              </table:table-cell>
              <table:table-cell office:value-type="float" office:value="49785">
                <text:p>49785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6735">
                <text:p>6735</text:p>
              </table:table-cell>
              <table:table-cell office:value-type="float" office:value="196104">
                <text:p>196104</text:p>
              </table:table-cell>
              <table:table-cell office:value-type="float" office:value="961305">
                <text:p>961305</text:p>
              </table:table-cell>
              <table:table-cell office:value-type="float" office:value="19739481">
                <text:p>19739481</text:p>
              </table:table-cell>
              <table:table-cell office:value-type="float" office:value="94627902">
                <text:p>94627902</text:p>
              </table:table-cell>
            </table:table-row>
            <table:table-row>
              <table:table-cell office:value-type="string">
                <text:p>heap</text:p>
              </table:table-cell>
              <table:table-cell office:value-type="float" office:value="1085">
                <text:p>1085</text:p>
              </table:table-cell>
              <table:table-cell office:value-type="float" office:value="7623">
                <text:p>7623</text:p>
              </table:table-cell>
              <table:table-cell office:value-type="float" office:value="21701">
                <text:p>21701</text:p>
              </table:table-cell>
              <table:table-cell office:value-type="float" office:value="103794">
                <text:p>103794</text:p>
              </table:table-cell>
              <table:table-cell office:value-type="float" office:value="277822">
                <text:p>277822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796">
                <text:p>796</text:p>
              </table:table-cell>
              <table:table-cell office:value-type="float" office:value="5793">
                <text:p>5793</text:p>
              </table:table-cell>
              <table:table-cell office:value-type="float" office:value="15791">
                <text:p>15791</text:p>
              </table:table-cell>
              <table:table-cell office:value-type="float" office:value="85784">
                <text:p>85784</text:p>
              </table:table-cell>
              <table:table-cell office:value-type="float" office:value="225778">
                <text:p>225778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621">
                <text:p>621</text:p>
              </table:table-cell>
              <table:table-cell office:value-type="float" office:value="4712">
                <text:p>4712</text:p>
              </table:table-cell>
              <table:table-cell office:value-type="float" office:value="13684">
                <text:p>13684</text:p>
              </table:table-cell>
              <table:table-cell office:value-type="float" office:value="69089">
                <text:p>69089</text:p>
              </table:table-cell>
              <table:table-cell office:value-type="float" office:value="188062">
                <text:p>1880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